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24464" officeooo:paragraph-rsid="00824464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style:text-position="0% 100%" officeooo:rsid="008d8237" officeooo:paragraph-rsid="008d8237"/>
    </style:style>
    <style:style style:name="P6" style:family="paragraph" style:parent-style-name="Text_20_body">
      <style:text-properties style:text-position="0% 100%" officeooo:rsid="008da16f" officeooo:paragraph-rsid="008da16f"/>
    </style:style>
    <style:style style:name="P7" style:family="paragraph" style:parent-style-name="Text_20_body">
      <style:text-properties style:text-position="0% 100%" officeooo:rsid="008db27a" officeooo:paragraph-rsid="008db27a"/>
    </style:style>
    <style:style style:name="P8" style:family="paragraph" style:parent-style-name="Text_20_body">
      <style:text-properties officeooo:paragraph-rsid="008da16f"/>
    </style:style>
    <style:style style:name="P9" style:family="paragraph" style:parent-style-name="Text_20_body">
      <style:text-properties officeooo:rsid="008da16f" officeooo:paragraph-rsid="008da16f"/>
    </style:style>
    <style:style style:name="P10" style:family="paragraph" style:parent-style-name="Table_20_Contents">
      <style:paragraph-properties fo:margin-left="0cm" fo:margin-right="0cm" fo:text-indent="0cm" style:auto-text-indent="false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4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5" style:family="paragraph" style:parent-style-name="Text_20_body" style:list-style-name="L1">
      <style:text-properties officeooo:rsid="00824464" officeooo:paragraph-rsid="00824464"/>
    </style:style>
    <style:style style:name="P16" style:family="paragraph" style:parent-style-name="Text_20_body" style:list-style-name="L1">
      <style:text-properties officeooo:rsid="0085ddd1" officeooo:paragraph-rsid="0085ddd1"/>
    </style:style>
    <style:style style:name="P17" style:family="paragraph" style:parent-style-name="Text_20_body">
      <style:text-properties style:text-position="0% 100%" officeooo:rsid="008f785b" officeooo:paragraph-rsid="008f78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8d8237" style:font-weight-asian="bold" style:font-weight-complex="bold"/>
    </style:style>
    <style:style style:name="T4" style:family="text">
      <style:text-properties officeooo:rsid="00824464"/>
    </style:style>
    <style:style style:name="T5" style:family="text">
      <style:text-properties officeooo:rsid="008452ce"/>
    </style:style>
    <style:style style:name="T6" style:family="text">
      <style:text-properties officeooo:rsid="008a872f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8d8237"/>
    </style:style>
    <style:style style:name="T9" style:family="text">
      <style:text-properties style:text-position="0% 100%" officeooo:rsid="008da16f"/>
    </style:style>
    <style:style style:name="T10" style:family="text">
      <style:text-properties officeooo:rsid="008da16f"/>
    </style:style>
    <style:style style:name="T11" style:family="text">
      <style:text-properties officeooo:rsid="008f785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<draw:frame draw:style-name="fr1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10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Espazo de almacenamento</text:p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<draw:frame draw:style-name="fr1" draw:name="Imagen8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4.B1" office:value-type="string">
            <text:p text:style-name="P4">1. <text:span text:style-name="T4">Un </text:span><text:span text:style-name="T5">escáner</text:span><text:span text:style-name="T4"> </text:span><text:span text:style-name="T5">é capaz de capturar imaxes a unha resolución de 600ppp,</text:span><text:span text:style-name="T4"> cunha profundidade de cor de 24 bits. </text:span><text:span text:style-name="T5">A imaxe que pretendemos dixitalizar ten un tamaño de 15x10 cm.</text:span></text:p>
            <text:list xml:id="list2614688112" text:style-name="L1">
              <text:list-item>
                <text:p text:style-name="P15">Indica a resolució<text:span text:style-name="T5">n da imaxe en unidades de píxeles.</text:span></text:p>
              </text:list-item>
              <text:list-item>
                <text:p text:style-name="P15">Indica o tamaño da imaxe en unidades de Megapíxeles.</text:p>
              </text:list-item>
              <text:list-item>
                <text:p text:style-name="P15">Indica canto espazo de almacenamento sería necesario empregar para gardar un fotograma en modo RAW.</text:p>
              </text:list-item>
              <text:list-item>
                <text:p text:style-name="P16">Indica o tamaño da imaxe sabendo que se vai a gardar en formato <text:span text:style-name="T6">JPEG</text:span> <text:span text:style-name="T6">(Joint Photographic Experts Group)</text:span>, cun factor de compresión 5:1.</text:p>
              </text:list-item>
            </text:list>
          </table:table-cell>
        </table:table-row>
        <table:table-row>
          <table:table-cell table:style-name="Tabla4.A2" table:number-columns-spanned="2" office:value-type="string">
            <text:p text:style-name="P13">Resposta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5">a)</text:p>
            <text:p text:style-name="P5">15 cm = <text:span text:style-name="T10">5</text:span>,90 pulgadas <text:s text:c="36"/>600*<text:span text:style-name="T10">5</text:span>,90 = <text:span text:style-name="T10">3 54</text:span>0 pixeles</text:p>
            <text:p text:style-name="P5">10 cm = 3,93 pulgadas <text:s text:c="36"/>600*3,93 = 2 358 pixeles</text:p>
            <text:p text:style-name="P5"/>
            <text:p text:style-name="P5">600*<text:span text:style-name="T11">5</text:span>,90 = <text:span text:style-name="T11">3 5</text:span>40 pixeles</text:p>
            <text:p text:style-name="P8"><text:span text:style-name="T8">600*3,93 = 2 358 pixeles <text:s text:c="30"/></text:span><text:span text:style-name="T9">35</text:span><text:span text:style-name="T8">40*2358= </text:span><text:span text:style-name="T9">8 347 320</text:span><text:span text:style-name="T8"> pixeles</text:span></text:p>
            <text:p text:style-name="P9"><text:span text:style-name="T8">b</text:span><text:span text:style-name="T7">)</text:span></text:p>
            <text:p text:style-name="P8"><text:span text:style-name="T8">5517720/10^6 = </text:span><text:span text:style-name="T9">8</text:span><text:span text:style-name="T8">,</text:span><text:span text:style-name="T9">35</text:span><text:span text:style-name="T8"> Megapixeles</text:span></text:p>
            <text:p text:style-name="P6">c)</text:p>
            <text:p text:style-name="P6">3540*2358*24= 200 335 680 bits / 8 bytes = 25 041 960 bytes = 25MB</text:p>
            <text:p text:style-name="P7">d)</text:p>
            <text:p text:style-name="P17">25MB/5 = 5 MB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10-10T16:12:23.290000000</dc:date>
    <meta:editing-duration>PT10H12M12S</meta:editing-duration>
    <meta:editing-cycles>183</meta:editing-cycles>
    <meta:generator>LibreOffice/6.4.3.2$Windows_X86_64 LibreOffice_project/747b5d0ebf89f41c860ec2a39efd7cb15b54f2d8</meta:generator>
    <meta:document-statistic meta:table-count="2" meta:image-count="2" meta:object-count="0" meta:page-count="1" meta:paragraph-count="23" meta:word-count="162" meta:character-count="966" meta:non-whitespace-character-count="724"/>
  </office:meta>
</office:document-meta>
</file>